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OpenSymbol" svg:font-family="OpenSymbol"/>
    <style:font-face style:name="Symbol" svg:font-family="Symbol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style:text-underline-style="solid" style:text-underline-width="auto" style:text-underline-color="font-color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8pt" fo:font-weight="bold" fo:background-color="transparent" style:font-name-asian="Calibri1" style:font-size-asian="8pt" style:font-weight-asian="bold" style:font-name-complex="Calibri1" style:font-size-complex="8pt" style:font-weight-complex="bold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2.891cm"/>
        </style:tab-stops>
      </style:paragraph-properties>
      <style:text-properties style:use-window-font-color="true" style:font-name="Calibri1" fo:font-size="8pt" fo:font-weight="bold" fo:background-color="transparent" style:font-name-asian="Calibri1" style:font-size-asian="8pt" style:font-weight-asian="bold" style:font-name-complex="Calibri1" style:font-size-complex="8pt" style:font-weight-complex="bold"/>
    </style:style>
    <style:style style:name="P5" style:family="paragraph" style:parent-style-name="Standard">
      <style:paragraph-properties fo:line-height="100%" fo:text-align="start" style:justify-single-word="false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size-asian="11pt" style:font-weight-asian="normal" style:font-name-complex="Calibri1" style:font-size-complex="11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8pt" fo:font-weight="bold" fo:background-color="transparent" style:font-name-asian="Calibri1" style:font-size-asian="8pt" style:font-weight-asian="bold" style:font-name-complex="Calibri1" style:font-size-complex="8pt" style:font-weight-complex="bold"/>
    </style:style>
    <style:style style:name="P9" style:family="paragraph" style:parent-style-name="Standard">
      <style:paragraph-properties fo:line-height="100%" fo:text-align="start" style:justify-single-word="false"/>
    </style:style>
    <style:style style:name="P10" style:family="paragraph" style:parent-style-name="Standard" style:list-style-name="L6">
      <style:paragraph-properties fo:line-height="100%" fo:text-align="start" style:justify-single-word="false"/>
      <style:text-properties fo:color="#ff6600" style:font-name="Calibri1" fo:font-size="11pt" style:text-underline-style="none" fo:font-weight="normal" fo:background-color="transparent" style:font-name-asian="Calibri1" style:font-name-complex="Calibri1"/>
    </style:style>
    <style:style style:name="P11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2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4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5" style:family="paragraph" style:parent-style-name="Standard" style:list-style-name="L2">
      <style:paragraph-properties fo:margin-left="-0.635cm" fo:margin-right="-0.039cm" fo:line-height="100%" fo:text-align="start" style:justify-single-word="false" fo:text-indent="0.63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6" style:family="paragraph" style:parent-style-name="Standard" style:list-style-name="L3">
      <style:paragraph-properties fo:margin-left="-0.635cm" fo:margin-right="-0.039cm" fo:line-height="100%" fo:text-align="start" style:justify-single-word="false" fo:text-indent="0.63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7" style:family="paragraph" style:parent-style-name="Standard" style:list-style-name="L5">
      <style:paragraph-properties fo:margin-left="-0.635cm" fo:margin-right="-0.039cm" fo:line-height="100%" fo:text-align="start" style:justify-single-word="false" fo:text-indent="0.63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8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02cm solid #000000" style:join-border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/>
      <style:text-properties style:use-window-font-color="true" style:font-name="Calibri1" fo:font-size="8pt" fo:font-weight="bold" fo:background-color="transparent" style:font-name-asian="Calibri1" style:font-size-asian="8pt" style:font-weight-asian="bold" style:font-name-complex="Calibri1" style:font-size-complex="8pt" style:font-weight-complex="bold"/>
    </style:style>
    <style:style style:name="P20" style:family="paragraph" style:parent-style-name="Quotations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1" style:family="paragraph" style:parent-style-name="Quotations" style:list-style-name="L6">
      <style:paragraph-properties fo:line-height="100%" fo:text-align="start" style:justify-single-word="false"/>
      <style:text-properties fo:color="#ff6600" style:font-name="Calibri1" fo:font-size="11pt" style:text-underline-style="none" fo:font-weight="normal" fo:background-color="transparent" style:font-name-asian="Calibri1" style:font-name-complex="Calibri1"/>
    </style:style>
    <style:style style:name="P22" style:family="paragraph" style:parent-style-name="Quotations">
      <style:paragraph-properties fo:margin-left="0cm" fo:margin-right="0cm" fo:line-height="100%" fo:text-align="start" style:justify-single-word="false" fo:text-indent="0cm" style:auto-text-indent="false"/>
      <style:text-properties style:use-window-font-color="true" style:font-name="Calibri1" fo:font-size="8pt" fo:font-weight="bold" fo:background-color="transparent" style:font-name-asian="Calibri1" style:font-size-asian="8pt" style:font-weight-asian="bold" style:font-name-complex="Calibri1" style:font-size-complex="8pt" style:font-weight-complex="bold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Calibri1" fo:font-size="11pt" fo:font-weight="bold" fo:background-color="transparent" style:font-name-asian="Calibri1" style:font-weight-asian="bold" style:font-name-complex="Calibri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size-asian="11pt" style:font-weight-asian="bold" style:font-size-complex="11pt" style:font-weight-complex="bold"/>
    </style:style>
    <style:style style:name="T5" style:family="text">
      <style:text-properties style:font-weight-asian="normal" style:font-weight-complex="normal"/>
    </style:style>
    <style:style style:name="T6" style:family="text">
      <style:text-properties style:font-size-asian="11pt" style:font-weight-asian="normal" style:font-size-complex="11pt" style:font-weight-complex="normal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49229255209670458" text:style-name="L1">
        <text:list-item>
          <text:p text:style-name="P11">f_actividades_000 - Mantenimiento de actividades/oficios</text:p>
        </text:list-item>
      </text:list>
      <text:list xml:id="list4743436976795356076" text:style-name="L2">
        <text:list-item>
          <text:p text:style-name="P12">f_almacenes_000 - Mantenimiento de almacenes/cocheras</text:p>
        </text:list-item>
        <text:list-item>
          <text:p text:style-name="P15">f_almacenes_movimientos_000 - Mantenimiento de movimientos entre almacenes - Cabecera</text:p>
        </text:list-item>
        <text:list-item>
          <text:p text:style-name="P15">f_almacenes_movimientos_001</text:p>
        </text:list-item>
      </text:list>
      <text:list xml:id="list3012294662452972578" text:style-name="L3">
        <text:list-item>
          <text:p text:style-name="P13">f_bancos_ctas_empresas_000 – Mantenimiento de cuentas bancarias</text:p>
        </text:list-item>
        <text:list-item>
          <text:p text:style-name="P13">f_clientes_tipos_000 – Mantenimiento de tipos de cliente</text:p>
        </text:list-item>
        <text:list-item>
          <text:p text:style-name="P13">f_elegir_impuestos - Elegir impuesto</text:p>
        </text:list-item>
        <text:list-item>
          <text:p text:style-name="P16">f_elegir_diarios_tipos – Elegir tipo de diario</text:p>
        </text:list-item>
        <text:list-item>
          <text:p text:style-name="P13">f_impresoras_000 - Mantenimiento de impresoras</text:p>
        </text:list-item>
      </text:list>
      <text:list xml:id="list34507720" text:continue-list="list6749229255209670458" text:style-name="L1">
        <text:list-item>
          <text:p text:style-name="P11">f_impuestos_000 - Mantenimiento de impuestos</text:p>
        </text:list-item>
        <text:list-item>
          <text:p text:style-name="P11">f_reportes_000 - Mantenimiento de informes/reportes</text:p>
        </text:list-item>
      </text:list>
      <text:list xml:id="list34489370" text:continue-list="list4743436976795356076" text:style-name="L2">
        <text:list-item>
          <text:p text:style-name="P15">f_series_servicios_000 – Mantenimiento de series de servicios</text:p>
        </text:list-item>
        <text:list-item>
          <text:p text:style-name="P15">f_servicios_regulares_000 - Mantenimiento de servicios regulares / fijos</text:p>
        </text:list-item>
        <text:list-item>
          <text:p text:style-name="P15">f_servicios_regulares_001</text:p>
        </text:list-item>
        <text:list-item>
          <text:p text:style-name="P15">f_servicios_tipos_000 - Mantenimiento de tipos de servicios</text:p>
        </text:list-item>
        <text:list-item>
          <text:p text:style-name="P15">f_terminales_000 - Mantenimiento de terminales</text:p>
        </text:list-item>
        <text:list-item>
          <text:p text:style-name="P15"/>
        </text:list-item>
      </text:list>
      <text:list xml:id="list9021231725150160819" text:style-name="L4">
        <text:list-item>
          <text:p text:style-name="P14"/>
        </text:list-item>
      </text:list>
      <text:list xml:id="list34514701" text:continue-list="list3012294662452972578" text:style-name="L3">
        <text:list-item>
          <text:p text:style-name="P13"/>
        </text:list-item>
        <text:list-item>
          <text:p text:style-name="P13">En Antes_de_hacer_Post_tabla_Principal debe de estar el control que se guarda en falta_algo_por_completar_II mirar en bancos_ctas_empresas_000</text:p>
        </text:list-item>
        <text:list-item>
          <text:p text:style-name="P16"/>
        </text:list-item>
      </text:list>
      <text:list xml:id="list3148077333463175466" text:style-name="L5">
        <text:list-item>
          <text:p text:style-name="P17"/>
        </text:list-item>
        <text:list-item>
          <text:p text:style-name="P17"/>
        </text:list-item>
      </text:list>
      <text:p text:style-name="P1"/>
      <text:p text:style-name="P1"/>
      <text:p text:style-name="P1"/>
      <text:p text:style-name="P1">Existen dos plantillas para los módulos form a crear. Se llaman <text:span text:style-name="T3">form_plantilla_000</text:span> y <text:s/><text:span text:style-name="T3">form_plantilla_detalle_000</text:span>. De ellas derivarán/extenderán el resto de módulos que se vayan creando. De esta manera conseguimos que modificando las plantillas pues se modifiquen sus módulos hijos.</text:p>
      <text:p text:style-name="P1"/>
      <text:p text:style-name="P5"><text:span text:style-name="T1">Siempre habrá una conexión principal con la base de datos llamada </text:span><text:span text:style-name="T2">SQLConnector_Principal</text:span><text:span text:style-name="T1"> ligada a una transacción con la BD llamada </text:span><text:span text:style-name="T2">SQLTransaction_Principal</text:span><text:span text:style-name="T1">. Esta transacción y esta conexión serán a las que se ligarán todas las tablas pertenecientes a cada módulo (form). </text:span></text:p>
      <text:p text:style-name="P1"/>
      <text:p text:style-name="P5"><text:span text:style-name="T1">En cada módulo (form) habrá una tabla principal con su dataSource ligado (</text:span><text:span text:style-name="T2">SQLQuery_Principal</text:span><text:span text:style-name="T1"> y </text:span><text:span text:style-name="T2">DataSource_Principal</text:span><text:span text:style-name="T1">. En cada form/módulo que derive de </text:span><text:span text:style-name="T2">form_plantilla_000</text:span><text:span text:style-name="T1"> es obligado que exista una tabla principal, pero pueden haber más tablas que podrán estar o no estar ligadas a esta tabla principal por su id. El resto de tablas estarán ligadas con la conexión y la transacción principales, pero se pueden permitir tener otras conexiones/transacciones que se crearán en cada módulo que derive de </text:span><text:span text:style-name="T2">form_plantilla_000</text:span><text:span text:style-name="T1">. El motivo de permitir otras transacciones/controles es debido a que pueden tener otro tipo de control de actualizaciones (commit) independientes al flujo de uso de la transacción/conexión principal. </text:span></text:p>
      <text:p text:style-name="P1"/>
      <text:p text:style-name="P5"><text:span text:style-name="T1">Bien imaginemos que creamos un módulo llamado </text:span><text:span text:style-name="T2">f_clientes_000</text:span><text:span text:style-name="T1"> que derivará de </text:span><text:span text:style-name="T2">form_Plantillas_000</text:span><text:span text:style-name="T1">.</text:span></text:p>
      <text:p text:style-name="P1"/>
      <text:p text:style-name="P5"><text:span text:style-name="T1">Empezaremos por ver el </text:span><text:span text:style-name="T2">form_create</text:span><text:span text:style-name="T1"> de </text:span><text:span text:style-name="T2">form_Plantillas_000</text:span><text:span text:style-name="T1">. </text:span></text:p>
      <text:p text:style-name="P1">Allí vemos que tiene llamadas a ….</text:p>
      <text:p text:style-name="P1"/>
      <text:p text:style-name="P3"><text:s text:c="2"/>Cambiar_Nombre_Tabla_Principal;</text:p>
      <text:p text:style-name="P3"><text:s text:c="2"/>Cambiar_Titulo_Form;</text:p>
      <text:p text:style-name="P3"><text:s text:c="2"/>Configurar_los_Grids;</text:p>
      <text:p text:style-name="P3"><text:s text:c="2"/>Abrir_Conexiones_con_BD;</text:p>
      <text:p text:style-name="P3"/>
      <text:p text:style-name="P1"/>
      <text:p text:style-name="P5"><text:soft-page-break/><text:span text:style-name="T1">Bien pues todos estos procedure o function anteriores tienen que ser creados en </text:span><text:span text:style-name="T2">f_clientes_000</text:span><text:span text:style-name="T1">, pero en modo </text:span><text:span text:style-name="T2">overwrite</text:span><text:span text:style-name="T1">, puesto que en </text:span><text:span text:style-name="T2">form_plantilla_000</text:span><text:span text:style-name="T1"> están creados como </text:span><text:span text:style-name="T2">Virtual</text:span><text:span text:style-name="T1">;</text:span></text:p>
      <text:p text:style-name="P1"/>
      <text:p text:style-name="P5"><text:span text:style-name="T1">Cada uno de estos procedure/function tienen una explicación de como tienen que ser creados en los módulos que deriven de </text:span><text:span text:style-name="T2">form_plantilla_000</text:span></text:p>
      <text:p text:style-name="P18"/>
      <text:p text:style-name="P1"/>
      <text:p text:style-name="P1">Así que el primero a crear en f_actividades_000 sería …</text:p>
      <text:p text:style-name="P1"/>
      <text:p text:style-name="P3">procedure Tf_clientes_000.Cambiar_Nombre_Tabla_Principal;</text:p>
      <text:p text:style-name="P3">begin</text:p>
      <text:p text:style-name="P3"><text:s text:c="2"/>pubic_nombre_tabla_Principal := 'clientes';</text:p>
      <text:p text:style-name="P3">end;</text:p>
      <text:p text:style-name="P2"/>
      <text:p text:style-name="P5"><text:span text:style-name="T1">Y como su código bien indica lo que se hace es asignar a la variable </text:span><text:span text:style-name="T2">públic_nombre_tabla_Principal</text:span><text:span text:style-name="T1"> su nombre de tabla a la que hará referencia su respectiva consulta sql</text:span></text:p>
      <text:p text:style-name="P18"/>
      <text:p text:style-name="P1"/>
      <text:p text:style-name="P5"><text:span text:style-name="T1">Luego crearemos que como su nombre bien indica pues sirve para cambiar el título de </text:span><text:span text:style-name="T2">f_clientes_000</text:span><text:span text:style-name="T1"> ...</text:span></text:p>
      <text:p text:style-name="P1"/>
      <text:p text:style-name="P3">procedure Tf_clientes_000.Cambiar_Titulo_Form;</text:p>
      <text:p text:style-name="P3">begin</text:p>
      <text:p text:style-name="P3"><text:s text:c="2"/>Self.Caption := rs_clientes_000;</text:p>
      <text:p text:style-name="P3">end;</text:p>
      <text:p text:style-name="P1"/>
      <text:p text:style-name="P1">Pero como habeis visto lo que hemos hecho ha sido asignarle el valor de una constante (<text:span text:style-name="T3">rs_clientes_000</text:span>).</text:p>
      <text:p text:style-name="P1">El nombre de la variable es indiferente, pero intentamos que todas empiecen por <text:span text:style-name="T3">rs_</text:span> para hacer referencia al apartado del módulo <text:span text:style-name="T3">f_clientes_000</text:span> llamado <text:span text:style-name="T3">resourcestring</text:span> que lo usaremos para crear los diferentes idiomas de la aplicación el día que necesitemos crearle estos recursos …</text:p>
      <text:p text:style-name="P1"/>
      <text:p text:style-name="P3">resourcestring</text:p>
      <text:p text:style-name="P3"><text:s text:c="2"/>rs_clientes_000 = 'Mantenimiento de clientes';</text:p>
      <text:p text:style-name="P18"/>
      <text:p text:style-name="P1"/>
      <text:p text:style-name="P1">La procedure <text:span text:style-name="T3"><text:s/>Tform_plantilla_000.Configurar_los_Grids</text:span> nos servirá para configurar los diferentes grids que tengamos en el módulo <text:span text:style-name="T3">f_clientes_000, </text:span>así que <text:span text:style-name="T5">lo crearemos por ejemplo así ...</text:span></text:p>
      <text:p text:style-name="P2"/>
      <text:p text:style-name="P4">procedure Tf_clientes_000.Configurar_los_Grids;</text:p>
      <text:p text:style-name="P4">begin</text:p>
      <text:p text:style-name="P4"><text:s text:c="2"/>{ Para que al pulsar al return (key=13) no se vaya a otro registro }</text:p>
      <text:p text:style-name="P4"><text:s text:c="2"/>DBGrid_Principal.AutoAdvance <text:s text:c="3"/>:= aaLeft;</text:p>
      <text:p text:style-name="P4"><text:s text:c="2"/>DBGrid_Contactos.AutoAdvance <text:s text:c="3"/>:= aaLeft;</text:p>
      <text:p text:style-name="P4"><text:s text:c="2"/>DBGrid_Envios.AutoAdvance <text:s text:c="6"/>:= aaLeft;</text:p>
      <text:p text:style-name="P4"><text:s text:c="2"/>DBGrid_Presupuestos.AutoAdvance := aaLeft;</text:p>
      <text:p text:style-name="P4"><text:s text:c="2"/>DBGrid_Pedidos.AutoAdvance <text:s text:c="5"/>:= aaLeft;</text:p>
      <text:p text:style-name="P4"><text:s text:c="2"/>DBGrid_Albaranes.AutoAdvance <text:s text:c="3"/>:= aaLeft;</text:p>
      <text:p text:style-name="P4"><text:s text:c="2"/>DBGrid_Facturas.AutoAdvance <text:s text:c="4"/>:= aaLeft;</text:p>
      <text:p text:style-name="P4">end;</text:p>
      <text:p text:style-name="P18"/>
      <text:p text:style-name="P1"/>
      <text:p text:style-name="P1">Bien ahora veamos en form_plantillas_000 el código que tiene en ….</text:p>
      <text:p text:style-name="P1"/>
      <text:p text:style-name="P3">procedure Tform_plantilla_000.Abrir_Conexiones_con_BD;</text:p>
      <text:p text:style-name="P3">begin</text:p>
      <text:p text:style-name="P3"><text:s text:c="2"/>Abrir_Conexion_con_BD( SQLTransaction_Principal, SQLConnector_Principal);</text:p>
      <text:p text:style-name="P3"><text:s text:c="2"/>Abrir_Conexiones_con_BD_TablasAdicionales;</text:p>
      <text:p text:style-name="P3">end;</text:p>
      <text:p text:style-name="P1"/>
      <text:p text:style-name="P1">Bien pues el código de la procedure <text:span text:style-name="T3">Tform_plantilla_000.Abrir_Conexiones_con_BD</text:span> no se tiene que crear en <text:span text:style-name="T3">f_clientes_000</text:span>. </text:p>
      <text:p text:style-name="P1"><text:soft-page-break/></text:p>
      <text:p text:style-name="P1">Pero si que hay que crear en modo <text:span text:style-name="T3">overwrite</text:span> el código de <text:span text:style-name="T4">Abrir_Conexiones_con_BD_TablasAdicionales</text:span><text:span text:style-name="T6">.</text:span><text:span text:style-name="T4"> </text:span><text:span text:style-name="T6">Aunque si no hubieran tablas adicionales se comentaría su código</text:span></text:p>
      <text:p text:style-name="P7"/>
      <text:p text:style-name="P3">procedure Tf_clientes_000.Abrir_Conexiones_con_BD_TablasAdicionales;</text:p>
      <text:p text:style-name="P3">begin</text:p>
      <text:p text:style-name="P3"><text:s text:c="2"/>Abrir_Conexion_con_BD( SQLTransaction_Clientes_Contactos, SQLConnector_Clientes_Contactos);</text:p>
      <text:p text:style-name="P3"><text:s text:c="2"/>Abrir_Conexion_con_BD( SQLTransaction_Clientes_Envios, SQLConnector_Clientes_Envios);</text:p>
      <text:p text:style-name="P3">end;</text:p>
      <text:p text:style-name="P18"/>
      <text:p text:style-name="P1"/>
      <text:p text:style-name="P1">En <text:span text:style-name="T3">f_clientes_000</text:span> se debe de crear <text:span text:style-name="T3">Filtrar_tablas_adicionales</text:span>, tanto si tiene tablas adicionales como si no las tiene (en este caso se comentará todo <text:span text:style-name="T3">Filtrar_tablas_adicionales</text:span><text:span text:style-name="T5">).</text:span></text:p>
      <text:p text:style-name="P20"><text:span text:style-name="T5"/></text:p>
      <text:p text:style-name="P19">procedure Tf_clientes_000.Filtrar_tablas_adicionales( var p_Lineas_Filtro : TStrings;</text:p>
      <text:p text:style-name="P22"><text:s text:c="54"/>var p_Lineas_OrderBy : TStrings );</text:p>
      <text:p text:style-name="P22">begin</text:p>
      <text:p text:style-name="P22">{ ************************</text:p>
      <text:p text:style-name="P22"><text:s text:c="2"/>** CLIENTES_CONTACTOS **</text:p>
      <text:p text:style-name="P22"><text:s text:c="2"/>************************ }</text:p>
      <text:p text:style-name="P22"><text:s text:c="2"/>UTI_RGTRO_Add_to_Where( true, <text:s text:c="11"/>// Si es true, borraremos el contenido anterior de p_Lineas_Filtro</text:p>
      <text:p text:style-name="P22"><text:s text:c="26"/>p_Lineas_Filtro, // p_Lineas_Filtro es el StringList donde guardaremos el filtro</text:p>
      <text:p text:style-name="P22"><text:s text:c="26"/>'cc.id_clientes = ' + SQLQuery_Principal.FieldByName('id').AsString ); // Esto es lo que añadiremos a p_Lineas_Filtro</text:p>
      <text:p text:style-name="P22"/>
      <text:p text:style-name="P22"/>
      <text:p text:style-name="P22"><text:s text:c="2"/>p_Lineas_OrderBy.Clear; // Así obligamos a que coja el primer orderby de la tabla adicional que filtraremos</text:p>
      <text:p text:style-name="P22"/>
      <text:p text:style-name="P22"><text:s text:c="2"/>Filtrar_clientes_contactos( RadioGroup_Bajas.ItemIndex,</text:p>
      <text:p text:style-name="P22"><text:s text:c="30"/>false,</text:p>
      <text:p text:style-name="P22"><text:s text:c="30"/>p_Lineas_Filtro,</text:p>
      <text:p text:style-name="P22"><text:s text:c="30"/>p_Lineas_OrderBy );</text:p>
      <text:p text:style-name="P22"/>
      <text:p text:style-name="P22">{ *********************</text:p>
      <text:p text:style-name="P22"><text:s text:c="2"/>** CLIENTES_ENVIOS **</text:p>
      <text:p text:style-name="P22"><text:s text:c="2"/>********************* }</text:p>
      <text:p text:style-name="P22"><text:s text:c="2"/>UTI_RGTRO_Add_to_Where( true, <text:s text:c="11"/>// Si es true, borraremos el contenido anterior de p_Lineas_Filtro</text:p>
      <text:p text:style-name="P22"><text:s text:c="26"/>p_Lineas_Filtro, // p_Lineas_Filtro es el StringList donde guardaremos el filtro</text:p>
      <text:p text:style-name="P22"><text:soft-page-break/><text:s text:c="26"/>'ce.id_clientes = ' + SQLQuery_Principal.FieldByName('id').AsString ); // Esto es lo que añadiremos a p_Lineas_Filtro</text:p>
      <text:p text:style-name="P22"/>
      <text:p text:style-name="P22"/>
      <text:p text:style-name="P22"><text:s text:c="2"/>p_Lineas_OrderBy.Clear; // Así obligamos a que coja el primer orderby de la tabla adicional que filtraremos</text:p>
      <text:p text:style-name="P22"/>
      <text:p text:style-name="P22"><text:s text:c="2"/>Filtrar_clientes_envios( RadioGroup_Bajas.ItemIndex,</text:p>
      <text:p text:style-name="P22"><text:s text:c="27"/>false,</text:p>
      <text:p text:style-name="P22"><text:s text:c="27"/>p_Lineas_Filtro,</text:p>
      <text:p text:style-name="P22"><text:s text:c="27"/>p_Lineas_OrderBy );</text:p>
      <text:p text:style-name="P22">end;</text:p>
      <text:p text:style-name="P22"/>
      <text:p text:style-name="P3"/>
      <text:p text:style-name="P1">Como vereis se filtran los registros de dos tablas(<text:span text:style-name="T3">clientes_contactos</text:span> y <text:span text:style-name="T3">clientes_envios</text:span>). Para ello antes se añade a <text:span text:style-name="T3">pLineas_Filtro</text:span> por lo que vamos a filtrar la tabla por ejemplo de <text:span text:style-name="T3">clientes_contactos</text:span>, pero usamos la función creada en la unit <text:span text:style-name="T3">Utilidades_rgtro.UTI_RGTRO_ADD</text:span>. Después llamamos a la función <text:span text:style-name="T3">private_Filtrar_clientes_contactos</text:span> que también se ha de crear en <text:span text:style-name="T3">f_clientes_000 </text:span><text:span text:style-name="T5">pero como private</text:span> …</text:p>
      <text:p text:style-name="P1"/>
      <text:p text:style-name="P2"/>
      <text:list xml:id="list9075309760317779120" text:style-name="L6">
        <text:list-item>
          <text:p text:style-name="P10">jero tienes que renombrar todos los <text:span text:style-name="T3">filtrar_</text:span> por <text:span text:style-name="T3">private_filtrar_</text:span></text:p>
        </text:list-item>
        <text:list-item>
          <text:p text:style-name="P21"><text:span text:style-name="T3">En el mantenimiento f_cliente_000 </text:span></text:p>
          <text:list>
            <text:list-item>
              <text:p text:style-name="P21"><text:span text:style-name="T3">hay que ver porqué no funcionan los <text:s/>envíos bien</text:span></text:p>
            </text:list-item>
            <text:list-item>
              <text:p text:style-name="P21"><text:span text:style-name="T3">También hay que traer los presupuestos, pedidos, albaranes y facturas del cliente y desde ellos poder ir al presupuesto, pedido, albaran o factura para verlo/modificarlo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OpenSymbol" svg:font-family="OpenSymbol"/>
    <style:font-face style:name="Symbol" svg:font-family="Symbol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next-style-name="Quotations" style:class="text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09cm" fo:margin-right="2.01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1-06T14:30:59.55</dc:date>
    <meta:editing-duration>PT15H53M49S</meta:editing-duration>
    <meta:editing-cycles>34</meta:editing-cycles>
    <meta:generator>OpenOffice/4.1.2$Win32 OpenOffice.org_project/412m3$Build-9782</meta:generator>
    <meta:document-statistic meta:table-count="0" meta:image-count="0" meta:object-count="0" meta:page-count="4" meta:paragraph-count="101" meta:word-count="921" meta:character-count="7785"/>
  </office:meta>
</office:document-meta>
</file>